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4.69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Philiac about necklace and anything vampire related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Responds per tourettes</text:p>
          </table:table-cell>
          <table:table-cell office:value-type="string" calcext:value-type="string">
            <text:p>Talks in Markov Chains constantly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ingenius. Plotting, planning, engineering, obsessive.</text:p>
          </table:table-cell>
          <table:table-cell office:value-type="string" calcext:value-type="string">
            <text:p>Scowl, dismissive, sarcastic. Focused on goals for domination.</text:p>
          </table:table-cell>
          <table:table-cell office:value-type="string" calcext:value-type="string">
            <text:p>Constantly expecting her efforts to bring her (and team) to local or world domination. Overplays her efforts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3:49:44.23258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10:04.800744960</meta:creation-date>
    <dc:date>2017-01-24T02:58:28.718318814</dc:date>
    <meta:editing-duration>P4DT11H20M8S</meta:editing-duration>
    <meta:editing-cycles>41</meta:editing-cycles>
    <meta:generator>LibreOffice/5.2.4.2.0$FreeBSD_X86_64 LibreOffice_project/20m0$Build-2</meta:generator>
    <meta:document-statistic meta:table-count="1" meta:cell-count="57" meta:object-count="0"/>
  </office:meta>
</office:document-meta>
</file>